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>
      <style:text-properties fo:color="#c5000b" officeooo:rsid="00174068" officeooo:paragraph-rsid="00174068"/>
    </style:style>
    <style:style style:name="P3" style:family="paragraph" style:parent-style-name="Standard" style:list-style-name="L1">
      <style:text-properties officeooo:rsid="0016a64f" officeooo:paragraph-rsid="0016a64f"/>
    </style:style>
    <style:style style:name="P4" style:family="paragraph" style:parent-style-name="Standard" style:list-style-name="L2">
      <style:text-properties officeooo:rsid="0016a64f" officeooo:paragraph-rsid="0016a64f"/>
    </style:style>
    <style:style style:name="P5" style:family="paragraph" style:parent-style-name="Standard" style:list-style-name="L2">
      <style:text-properties fo:color="#c5000b" officeooo:rsid="0016a64f" officeooo:paragraph-rsid="0016a64f"/>
    </style:style>
    <style:style style:name="P6" style:family="paragraph" style:parent-style-name="Standard">
      <style:text-properties fo:color="#c5000b" officeooo:rsid="0018e596" officeooo:paragraph-rsid="0018e596"/>
    </style:style>
    <style:style style:name="P7" style:family="paragraph" style:parent-style-name="Standard" style:list-style-name="L2">
      <style:text-properties fo:color="#c5000b" officeooo:rsid="0018e596" officeooo:paragraph-rsid="0018e596"/>
    </style:style>
    <style:style style:name="P8" style:family="paragraph" style:parent-style-name="Standard" style:list-style-name="L1">
      <style:paragraph-properties fo:margin-left="2.501cm" fo:margin-right="0cm" fo:text-indent="-0.635cm" style:auto-text-indent="false"/>
      <style:text-properties officeooo:rsid="0016a64f" officeooo:paragraph-rsid="0016a64f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fo:color="#c5000b" officeooo:rsid="0018e596" officeooo:paragraph-rsid="0018e596"/>
    </style:style>
    <style:style style:name="T1" style:family="text">
      <style:text-properties officeooo:rsid="0018e5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">Personajes:</text:p>
      <text:list xml:id="list2921964982030805231" text:style-name="L1">
        <text:list-item>
          <text:p text:style-name="P3">Básico</text:p>
        </text:list-item>
        <text:list-item>
          <text:p text:style-name="P8">Nombre usuario</text:p>
        </text:list-item>
        <text:list-item>
          <text:p text:style-name="P8">Clase</text:p>
        </text:list-item>
        <text:list-item>
          <text:p text:style-name="P8">100 VIT</text:p>
        </text:list-item>
        <text:list-item>
          <text:p text:style-name="P8">100 Fuerza</text:p>
        </text:list-item>
        <text:list-item>
          <text:p text:style-name="P8">100 Agilidad</text:p>
          <text:p text:style-name="P9">PENSAR EN PONER MINIMO 2 ATAQUES A CADA CLASE.</text:p>
          <text:p text:style-name="P3"/>
        </text:list-item>
        <text:list-item>
          <text:p text:style-name="P3">Guerrero:</text:p>
        </text:list-item>
      </text:list>
      <text:p text:style-name="P1"><text:s text:c="2"/><text:tab/>+20 Fuerza</text:p>
      <text:p text:style-name="P1"><text:tab/>+20 VIT</text:p>
      <text:p text:style-name="P1"><text:tab/>-30 Agilidad</text:p>
      <text:p text:style-name="P1"/>
      <text:list xml:id="list6035381789695254226" text:style-name="L2">
        <text:list-item>
          <text:p text:style-name="P4">Mago</text:p>
          <text:p text:style-name="P5">-<text:span text:style-name="T1">2</text:span>0 Fuerza</text:p>
          <text:p text:style-name="P4">-20 VIT</text:p>
          <text:p text:style-name="P4">0 Agilidad</text:p>
          <text:p text:style-name="P7">Hay 4 hechizos (tierra,fuego,hielo,electrico) por ejemplo y cada uno afecta mas a una clase, entonces si el mago potencia mucho fuego pues uno que le afecte el electrico le va a dar poco.</text:p>
        </text:list-item>
        <text:list-item>
          <text:p text:style-name="P4">Arquero</text:p>
          <text:p text:style-name="P4">-30 Fuerza</text:p>
          <text:p text:style-name="P4">-10 VIT</text:p>
          <text:p text:style-name="P4">+25 Agilidad</text:p>
        </text:list-item>
        <text:list-item>
          <text:p text:style-name="P4">Pícaro</text:p>
          <text:p text:style-name="P4">+10 Fuerza</text:p>
          <text:p text:style-name="P4">0 VIT</text:p>
          <text:p text:style-name="P4">+40 Agilidad</text:p>
        </text:list-item>
      </text:list>
      <text:p text:style-name="P1"/>
      <text:p text:style-name="P1">Sistema de juego:</text:p>
      <text:p text:style-name="P1"/>
      <text:p text:style-name="P6">- Fase 1 y 2:</text:p>
      <text:p text:style-name="P6">1º Tirada de dado para atacar</text:p>
      <text:p text:style-name="P6">2º Recibe o no el ataque (falla o no)</text:p>
      <text:p text:style-name="P6">3º Esquivar o no el ataque </text:p>
      <text:p text:style-name="P6">4º Tirada de dado para atacar</text:p>
      <text:p text:style-name="P6">5º Recibe o no el ataque</text:p>
      <text:p text:style-name="P6">6º Esquivar o no el ataque</text:p>
      <text:p text:style-name="P1"/>
      <text:p text:style-name="P2">Propongo como habilidades espciales:</text:p>
      <text:p text:style-name="P2"/>
      <text:p text:style-name="P2">Guerrero: GolpeFuerte (quita +150% pero pierde 1 turno)</text:p>
      <text:p text:style-name="P2">Mago: AutoHeal</text:p>
      <text:p text:style-name="P2">Arquero: Rafaga (3 tiros)</text:p>
      <text:p text:style-name="P2">Picaro: Evasion (esquiva 100%)</text:p>
      <text:p text:style-name="P2"/>
      <text:p text:style-name="P2">PD; Escribid cada uno de un color para entender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1-27T13:43:09.627000000</dc:date>
    <meta:editing-duration>P0D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41" meta:word-count="186" meta:character-count="895" meta:non-whitespace-character-count="765"/>
  </office:meta>
</office:document-meta>
</file>